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e39" officeooo:paragraph-rsid="0003ae39"/>
    </style:style>
    <style:style style:name="P2" style:family="paragraph" style:parent-style-name="Standard" style:list-style-name="L1">
      <style:text-properties officeooo:rsid="0003ae39" officeooo:paragraph-rsid="0003ae39"/>
    </style:style>
    <style:style style:name="P3" style:family="paragraph" style:parent-style-name="Standard" style:list-style-name="L1">
      <style:text-properties officeooo:rsid="0005f1b9" officeooo:paragraph-rsid="0005f1b9"/>
    </style:style>
    <style:style style:name="P4" style:family="paragraph" style:parent-style-name="Standard">
      <style:text-properties officeooo:rsid="0005f1b9" officeooo:paragraph-rsid="0005f1b9"/>
    </style:style>
    <style:style style:name="P5" style:family="paragraph" style:parent-style-name="Standard" style:list-style-name="L1">
      <style:text-properties officeooo:paragraph-rsid="0005f1b9"/>
    </style:style>
    <style:style style:name="P6" style:family="paragraph" style:parent-style-name="Standard" style:list-style-name="L1">
      <style:text-properties officeooo:rsid="000c82a9" officeooo:paragraph-rsid="000c82a9"/>
    </style:style>
    <style:style style:name="P7" style:family="paragraph" style:parent-style-name="Standard" style:list-style-name="L1">
      <style:text-properties officeooo:rsid="000c82a9" officeooo:paragraph-rsid="000dd0e8"/>
    </style:style>
    <style:style style:name="P8" style:family="paragraph" style:parent-style-name="Standard">
      <style:text-properties fo:font-weight="bold" officeooo:rsid="000ce882" officeooo:paragraph-rsid="000ce882" style:font-weight-asian="bold" style:font-weight-complex="bold"/>
    </style:style>
    <style:style style:name="T1" style:family="text">
      <style:text-properties officeooo:rsid="0004cf9c"/>
    </style:style>
    <style:style style:name="T2" style:family="text">
      <style:text-properties officeooo:rsid="0005f1b9"/>
    </style:style>
    <style:style style:name="T3" style:family="text">
      <style:text-properties officeooo:rsid="000b9a00"/>
    </style:style>
    <style:style style:name="T4" style:family="text">
      <style:text-properties officeooo:rsid="000ce882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n departure checklist <text:span text:style-name="T1">(5.28 departure, current date: 5.1)</text:span></text:p>
      <text:list xml:id="list1153035611" text:style-name="L1">
        <text:list-item>
          <text:p text:style-name="P2">Credit cards (CIBC+HK Citi + US Citi<text:span text:style-name="T3">+CMB card</text:span>)</text:p>
        </text:list-item>
        <text:list-item>
          <text:p text:style-name="P2">cash (7400)</text:p>
        </text:list-item>
        <text:list-item>
          <text:p text:style-name="P3">Previous drivers licenses</text:p>
        </text:list-item>
        <text:list-item>
          <text:p text:style-name="P3"/>
        </text:list-item>
      </text:list>
      <text:p text:style-name="P4"/>
      <text:p text:style-name="P4"/>
      <text:p text:style-name="P8">Misc:</text:p>
      <text:list xml:id="list82305924882699" text:continue-numbering="true" text:style-name="L1">
        <text:list-item>
          <text:p text:style-name="P5"><text:span text:style-name="T2">An usable address for driver’s license</text:span></text:p>
        </text:list-item>
        <text:list-item>
          <text:p text:style-name="P5"><text:span text:style-name="T2">pre-book air-bnb (live in a house close to UBC, aim at students, don’t live in richmond, bad quality poor/stupid chinese)</text:span></text:p>
        </text:list-item>
        <text:list-item>
          <text:p text:style-name="P7">Offshore – use <text:span text:style-name="T4">CMB thru </text:span>Union Pay, don’t need to transfer to HK</text:p>
        </text:list-item>
        <text:list-item>
          <text:p text:style-name="P7"><text:span text:style-name="T4">use the monthly rent to pay for Canadian rent.</text:span></text:p>
        </text:list-item>
        <text:list-item>
          <text:p text:style-name="P6"/>
        </text:list-item>
      </text:list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7:34:29.476564591</meta:creation-date>
    <meta:generator>LibreOffice/6.0.7.3$Linux_X86_64 LibreOffice_project/00m0$Build-3</meta:generator>
    <dc:date>2019-05-01T08:23:05.179679782</dc:date>
    <meta:editing-duration>PT48M30S</meta:editing-duration>
    <meta:editing-cycles>13</meta:editing-cycles>
    <meta:document-statistic meta:table-count="0" meta:image-count="0" meta:object-count="0" meta:page-count="1" meta:paragraph-count="11" meta:word-count="78" meta:character-count="423" meta:non-whitespace-character-count="362"/>
  </office:meta>
</office:document-meta>
</file>